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Configurations2/" manifest:media-type="application/vnd.sun.xml.ui.configuration"/>
  <manifest:file-entry manifest:full-path="Configurations2/accelerator/" manifest:media-type=""/>
  <manifest:file-entry manifest:full-path="Configurations2/accelerator/current.xml" manifest:media-type=""/>
  <manifest:file-entry manifest:full-path="Configurations2/floater/" manifest:media-type=""/>
  <manifest:file-entry manifest:full-path="Configurations2/images/" manifest:media-type=""/>
  <manifest:file-entry manifest:full-path="Configurations2/images/Bitmaps/" manifest:media-type=""/>
  <manifest:file-entry manifest:full-path="Configurations2/menuba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statusbar/" manifest:media-type=""/>
  <manifest:file-entry manifest:full-path="Configurations2/toolbar/" manifest:media-type=""/>
  <manifest:file-entry manifest:full-path="Thumbnail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fo="urn:oasis:names:tc:opendocument:xmlns:xsl-fo-compatible:1.0" xmlns:office="urn:oasis:names:tc:opendocument:xmlns:office:1.0" xmlns:xsi="http://www.w3.org/2001/XMLSchema-instance" xmlns:ooo="http://openoffice.org/2004/office" xmlns:oooc="http://openoffice.org/2004/calc" xmlns:xsd="http://www.w3.org/2001/XMLSchema" xmlns:number="urn:oasis:names:tc:opendocument:xmlns:datastyle:1.0" xmlns:script="urn:oasis:names:tc:opendocument:xmlns:script:1.0" xmlns:of="urn:oasis:names:tc:opendocument:xmlns:of:1.2" xmlns:xlink="http://www.w3.org/1999/xlink" xmlns:style="urn:oasis:names:tc:opendocument:xmlns:style:1.0" xmlns:presentation="urn:oasis:names:tc:opendocument:xmlns:presentation:1.0" xmlns:dom="http://www.w3.org/2001/xml-events" xmlns:chart="urn:oasis:names:tc:opendocument:xmlns:chart:1.0" xmlns:xforms="http://www.w3.org/2002/xforms" xmlns:dr3d="urn:oasis:names:tc:opendocument:xmlns:dr3d:1.0" xmlns:text="urn:oasis:names:tc:opendocument:xmlns:text:1.0" xmlns:draw="urn:oasis:names:tc:opendocument:xmlns:drawing:1.0" xmlns:math="http://www.w3.org/1998/Math/MathML" xmlns:form="urn:oasis:names:tc:opendocument:xmlns:form:1.0" xmlns:ooow="http://openoffice.org/2004/writer" xmlns:svg="urn:oasis:names:tc:opendocument:xmlns:svg-compatible:1.0" xmlns:meta="urn:oasis:names:tc:opendocument:xmlns:meta:1.0" xmlns:table="urn:oasis:names:tc:opendocument:xmlns:table:1.0" xmlns:dc="http://purl.org/dc/elements/1.1/" office:version="1.2">
  <office:font-face-decls>
    <style:font-face style:name="Liberation Sans" svg:font-family="Liberation Sans"/>
  </office:font-face-decls>
  <office:automatic-styles>
    <style:style style:name="column-modules" style:family="table-column">
      <style:table-column-properties fo:break-before="auto" style:column-width="0.4in"/>
    </style:style>
    <style:style style:name="ta1" style:family="table" style:master-page-name="Default">
      <style:table-properties table:display="true" style:writing-mode="lr-tb"/>
    </style:style>
    <style:style style:name="column-default" style:family="table-column">
      <style:table-column-properties fo:break-before="auto" style:column-width="2.5cm"/>
    </style:style>
    <style:style style:name="row-default" style:family="table-row">
      <style:table-row-properties style:row-height="0.32in" fo:break-before="auto"/>
    </style:style>
    <style:style style:name="ro1" style:family="table-row">
      <style:table-row-properties style:row-height="0.45cm" fo:break-before="auto"/>
    </style:style>
    <style:style style:name="co1" style:family="table-column">
      <style:table-column-properties fo:break-before="auto" style:column-width="2.5cm"/>
    </style:style>
  </office:automatic-styles>
  <office:body>
    <office:spreadsheet>
      <table:table table:name="Wochenplan" table:style-name="ta1" table:print="false">
        <table:table-column table:style-name="column-default" table:number-columns-repeated="5" table:default-cell-style-name="Default"/>
        <table:table-column table:style-name="column-modules" table:number-columns-repeated="12" table:default-cell-style-name="cell-middle"/>
        <table:table-column table:style-name="column-default" table:number-columns-repeated="3" table:default-cell-style-name="Default"/>
        <table:table-column table:style-name="co1" table:number-columns-repeated="1004" table:default-cell-style-name="Default"/>
        <table:table-row table:style-name="ro1">
          <table:table-cell table:style-name="bold" office:value-type="string" office:string-value="Tag"/>
          <table:table-cell table:style-name="bold" office:value-type="string" office:string-value="Uhrzeit"/>
          <table:table-cell table:style-name="bold" office:value-type="string" office:string-value="Veranstaltung"/>
          <table:table-cell table:style-name="bold" office:value-type="string" office:string-value="Dozent"/>
          <table:table-cell table:style-name="bold" office:value-type="string" office:string-value="Raum"/>
          <table:table-cell table:style-name="bold" office:value-type="string" office:string-value="BM 1"/>
          <table:table-cell table:style-name="bold" office:value-type="string" office:string-value="BM 2"/>
          <table:table-cell table:style-name="bold" office:value-type="string" office:string-value="BM 3"/>
          <table:table-cell table:style-name="bold" office:value-type="string" office:string-value="AM 1"/>
          <table:table-cell table:style-name="bold" office:value-type="string" office:string-value="AM 2"/>
          <table:table-cell table:style-name="bold" office:value-type="string" office:string-value="AM 3"/>
          <table:table-cell table:style-name="bold" office:value-type="string" office:string-value="VM 1"/>
          <table:table-cell table:style-name="bold" office:value-type="string" office:string-value="VM 2"/>
          <table:table-cell table:style-name="bold" office:value-type="string" office:string-value="VM 3"/>
          <table:table-cell table:style-name="bold" office:value-type="string" office:string-value="GM 1"/>
          <table:table-cell table:style-name="bold" office:value-type="string" office:string-value="GM 2"/>
          <table:table-cell table:style-name="bold" office:value-type="string" office:string-value="GM 3"/>
          <table:table-cell table:style-name="bold" office:value-type="string" office:string-value="Sonst."/>
          <table:table-cell table:style-name="bold" office:value-type="string" office:string-value="OLAT Link"/>
          <table:table-cell table:style-name="bold" office:value-type="string" office:string-value="VRMB"/>
          <table:table-cell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89226" xlink:type="simple">Methodenvielfalt im</text:a> Ethikunterricht</text:p>
          </table:table-cell>
          <table:table-cell table:style-name="cell-wraped" office:value-type="string" office:string-value="Reh"/>
          <table:table-cell table:style-name="Default" office:value-type="string" office:string-value="NG 731"/>
          <table:table-cell table:number-columns-repeated="2"/>
          <table:table-cell table:style-name="cell-middle" office:value-type="string" office:string-value="x"/>
          <table:table-cell table:number-columns-repeated="11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92653" xlink:type="simple">Mo 10</text:a></text:p>
          </table:table-cell>
          <table:table-cell table:style-name="cell-wraped" office:value-type="string" office:string-value="n.a."/>
          <table:table-cell table:style-name="Default" office:value-type="string" office:string-value="n.a."/>
          <table:table-cell table:number-columns-repeated="14"/>
          <table:table-cell table:style-name="Default" office:value-type="string" office:string-value="V___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89569" xlink:type="simple">_Lehraufträge Phil</text:a></text:p>
          </table:table-cell>
          <table:table-cell table:style-name="cell-wraped" office:value-type="string" office:string-value="Krebs"/>
          <table:table-cell table:style-name="Default" office:value-type="string" office:string-value="SH 1.109"/>
          <table:table-cell table:number-columns-repeated="14"/>
          <table:table-cell table:style-name="Default" office:value-type="string" office:string-value="VR__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89843" xlink:type="simple">Platon: Politeia</text:a></text:p>
          </table:table-cell>
          <table:table-cell table:style-name="cell-wraped" office:value-type="string" office:string-value="Heller"/>
          <table:table-cell table:style-name="Default" office:value-type="string" office:string-value="SH 2.106"/>
          <table:table-cell table:number-columns-repeated="3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number-columns-repeated="8"/>
          <table:table-cell table:style-name="Default" office:value-type="string" office:string-value="VRM_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2-14"/>
          <table:table-cell table:style-name="cell-wraped" office:value-type="string" office:string-value="">
            <text:p><text:a xlink:href="https://qis.server.uni-frankfurt.de/qisserver/rds?state=verpublish&amp;publishContainer=lectureContainer&amp;publishid=381476" xlink:type="simple">mo 12 theoret Phil</text:a></text:p>
          </table:table-cell>
          <table:table-cell table:style-name="cell-wraped" office:value-type="string" office:string-value="n.a."/>
          <table:table-cell table:style-name="Default" office:value-type="string" office:string-value="SH 3.108"/>
          <table:table-cell table:number-columns-repeated="14"/>
          <table:table-cell table:style-name="Default" office:value-type="string" office:string-value="VR__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2-14"/>
          <table:table-cell table:style-name="cell-wraped" office:value-type="string" office:string-value="">
            <text:p><text:a xlink:href="https://qis.server.uni-frankfurt.de/qisserver/rds?state=verpublish&amp;publishContainer=lectureContainer&amp;publishid=389547" xlink:type="simple">Vorlesung: Antike Ethik</text:a></text:p>
          </table:table-cell>
          <table:table-cell table:style-name="cell-wraped" office:value-type="string" office:string-value="Buddensiek"/>
          <table:table-cell table:style-name="Default" office:value-type="string" office:string-value="HZ 6"/>
          <table:table-cell table:number-columns-repeated="3"/>
          <table:table-cell table:style-name="cell-middle" office:value-type="string" office:string-value="x"/>
          <table:table-cell table:style-name="cell-middle" office:value-type="string" office:string-value="x"/>
          <table:table-cell table:style-name="cell-middle" office:value-type="string" office:string-value="x"/>
          <table:table-cell table:number-columns-repeated="8"/>
          <table:table-cell table:style-name="Default" office:value-type="string" office:string-value="VRM_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4-16"/>
          <table:table-cell table:style-name="cell-wraped" office:value-type="string" office:string-value="">
            <text:p><text:a xlink:href="https://qis.server.uni-frankfurt.de/qisserver/rds?state=verpublish&amp;publishContainer=lectureContainer&amp;publishid=395356" xlink:type="simple">(AM 1,2,3)</text:a> Emotionen in der Philosophie (Lehrauftrag KT)</text:p>
          </table:table-cell>
          <table:table-cell table:style-name="cell-wraped" office:value-type="string" office:string-value="Eldracher"/>
          <table:table-cell table:style-name="Default" office:value-type="string" office:string-value="n.a."/>
          <table:table-cell table:number-columns-repeated="3"/>
          <table:table-cell table:style-name="cell-middle" office:value-type="string" office:string-value="x"/>
          <table:table-cell table:style-name="cell-middle" office:value-type="string" office:string-value="x"/>
          <table:table-cell table:style-name="cell-middle" office:value-type="string" office:string-value="x"/>
          <table:table-cell table:number-columns-repeated="8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4-16"/>
          <table:table-cell table:style-name="cell-wraped" office:value-type="string" office:string-value="">
            <text:p><text:a xlink:href="https://qis.server.uni-frankfurt.de/qisserver/rds?state=verpublish&amp;publishContainer=lectureContainer&amp;publishid=389508" xlink:type="simple">Tutor:innentutorium</text:a></text:p>
          </table:table-cell>
          <table:table-cell table:style-name="cell-wraped" office:value-type="string" office:string-value="Willaschek"/>
          <table:table-cell table:style-name="Default" office:value-type="string" office:string-value="IG 2.501"/>
          <table:table-cell table:number-columns-repeated="9"/>
          <table:table-cell table:style-name="cell-middle" office:value-type="string" office:string-value="x"/>
          <table:table-cell table:number-columns-repeated="4"/>
          <table:table-cell table:style-name="Default" office:value-type="string" office:string-value="VRM_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4-16"/>
          <table:table-cell table:style-name="cell-wraped" office:value-type="string" office:string-value="">
            <text:p><text:a xlink:href="https://qis.server.uni-frankfurt.de/qisserver/rds?state=verpublish&amp;publishContainer=lectureContainer&amp;publishid=395353" xlink:type="simple">Ist es</text:a> möglich, ohne Sprache zu denken? (Lehrauftrag)</text:p>
          </table:table-cell>
          <table:table-cell table:style-name="cell-wraped" office:value-type="string" office:string-value="Röska-Hardy"/>
          <table:table-cell table:style-name="Default" office:value-type="string" office:string-value="n.a."/>
          <table:table-cell table:number-columns-repeated="3"/>
          <table:table-cell table:style-name="cell-middle" office:value-type="string" office:string-value="x"/>
          <table:table-cell table:style-name="cell-middle" office:value-type="string" office:string-value="x"/>
          <table:table-cell table:number-columns-repeated="9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4-16"/>
          <table:table-cell table:style-name="cell-wraped" office:value-type="string" office:string-value="">
            <text:p><text:a xlink:href="https://qis.server.uni-frankfurt.de/qisserver/rds?state=verpublish&amp;publishContainer=lectureContainer&amp;publishid=389267" xlink:type="simple">Menschenrechte und</text:a> Ausnahmezustand</text:p>
          </table:table-cell>
          <table:table-cell table:style-name="cell-wraped" office:value-type="string" office:string-value="Heller"/>
          <table:table-cell table:style-name="Default" office:value-type="string" office:string-value="SH 1.108"/>
          <table:table-cell table:number-columns-repeated="6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number-columns-repeated="2"/>
          <table:table-cell table:style-name="Default" office:value-type="string" office:string-value="VRM_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4-16"/>
          <table:table-cell table:style-name="cell-wraped" office:value-type="string" office:string-value="">
            <text:p><text:a xlink:href="https://qis.server.uni-frankfurt.de/qisserver/rds?state=verpublish&amp;publishContainer=lectureContainer&amp;publishid=389265" xlink:type="simple">Moralischer Egalitarismus</text:a></text:p>
          </table:table-cell>
          <table:table-cell table:style-name="cell-wraped" office:value-type="string" office:string-value="Vesper"/>
          <table:table-cell table:style-name="Default" office:value-type="string" office:string-value="SH 1.107"/>
          <table:table-cell table:number-columns-repeated="6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number-columns-repeated="2"/>
          <table:table-cell table:style-name="Default" office:value-type="string" office:string-value="VRM_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4-16"/>
          <table:table-cell table:style-name="cell-wraped" office:value-type="string" office:string-value="">
            <text:p><text:a xlink:href="https://qis.server.uni-frankfurt.de/qisserver/rds?state=verpublish&amp;publishContainer=lectureContainer&amp;publishid=389849" xlink:type="simple">BM1/2 Basismodul</text:a> 1/2: Einführung in die Logik (nur L3 &amp; BA NF)</text:p>
          </table:table-cell>
          <table:table-cell table:style-name="cell-wraped" office:value-type="string" office:string-value="Seitz"/>
          <table:table-cell table:style-name="Default" office:value-type="string" office:string-value="n.a."/>
          <table:table-cell table:style-name="cell-middle" office:value-type="string" office:string-value="x"/>
          <table:table-cell table:style-name="cell-middle" office:value-type="string" office:string-value="x"/>
          <table:table-cell table:number-columns-repeated="12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4-16"/>
          <table:table-cell table:style-name="cell-wraped" office:value-type="string" office:string-value="">
            <text:p><text:a xlink:href="https://qis.server.uni-frankfurt.de/qisserver/rds?state=verpublish&amp;publishContainer=lectureContainer&amp;publishid=389269" xlink:type="simple">Sokrates</text:a></text:p>
          </table:table-cell>
          <table:table-cell table:style-name="cell-wraped" office:value-type="string" office:string-value="Buddensiek"/>
          <table:table-cell table:style-name="Default" office:value-type="string" office:string-value="SH 1.104"/>
          <table:table-cell table:number-columns-repeated="3"/>
          <table:table-cell table:style-name="cell-middle" office:value-type="string" office:string-value="x"/>
          <table:table-cell table:style-name="cell-middle" office:value-type="string" office:string-value="x"/>
          <table:table-cell table:style-name="cell-middle" office:value-type="string" office:string-value="x"/>
          <table:table-cell table:number-columns-repeated="8"/>
          <table:table-cell table:style-name="Default" office:value-type="string" office:string-value="VRM_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4-17"/>
          <table:table-cell table:style-name="cell-wraped" office:value-type="string" office:string-value="">
            <text:p><text:a xlink:href="https://qis.server.uni-frankfurt.de/qisserver/rds?state=verpublish&amp;publishContainer=lectureContainer&amp;publishid=395335" xlink:type="simple">Orientierungsveranstaltung Philosophie</text:a> L3/BA/MA</text:p>
          </table:table-cell>
          <table:table-cell table:style-name="cell-wraped" office:value-type="string" office:string-value="Krebs"/>
          <table:table-cell table:style-name="Default" office:value-type="string" office:string-value="NG 1.741"/>
          <table:table-cell table:number-columns-repeated="14"/>
          <table:table-cell table:style-name="Default" office:value-type="string" office:string-value="VR_B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6-18"/>
          <table:table-cell table:style-name="cell-wraped" office:value-type="string" office:string-value="">
            <text:p><text:a xlink:href="https://qis.server.uni-frankfurt.de/qisserver/rds?state=verpublish&amp;publishContainer=lectureContainer&amp;publishid=390312" xlink:type="simple">Grundlagen der</text:a> Philosophiedidaktik mit Microteaching</text:p>
          </table:table-cell>
          <table:table-cell table:style-name="cell-wraped" office:value-type="string" office:string-value="Joosten"/>
          <table:table-cell table:style-name="Default" office:value-type="string" office:string-value="SH 5.101"/>
          <table:table-cell table:number-columns-repeated="2"/>
          <table:table-cell table:style-name="cell-middle" office:value-type="string" office:string-value="x"/>
          <table:table-cell table:number-columns-repeated="11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6-18"/>
          <table:table-cell table:style-name="cell-wraped" office:value-type="string" office:string-value="">
            <text:p><text:a xlink:href="https://qis.server.uni-frankfurt.de/qisserver/rds?state=verpublish&amp;publishContainer=lectureContainer&amp;publishid=395359" xlink:type="simple">(AM 2,3</text:a> (Engl.)) Foundations of Critical Thinking and Argumentation Theory (Lehrauftrag) (Engl.)</text:p>
          </table:table-cell>
          <table:table-cell table:style-name="cell-wraped" office:value-type="string" office:string-value="Dalla Rosa"/>
          <table:table-cell table:style-name="Default" office:value-type="string" office:string-value="n.a."/>
          <table:table-cell table:number-columns-repeated="3"/>
          <table:table-cell table:style-name="cell-middle" office:value-type="string" office:string-value="x"/>
          <table:table-cell table:style-name="cell-middle" office:value-type="string" office:string-value="x"/>
          <table:table-cell table:number-columns-repeated="9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6-18"/>
          <table:table-cell table:style-name="cell-wraped" office:value-type="string" office:string-value="">
            <text:p><text:a xlink:href="https://qis.server.uni-frankfurt.de/qisserver/rds?state=verpublish&amp;publishContainer=lectureContainer&amp;publishid=389511" xlink:type="simple">Grundlagen der</text:a> Wissenschaftstheorie</text:p>
          </table:table-cell>
          <table:table-cell table:style-name="cell-wraped" office:value-type="string" office:string-value="Heil"/>
          <table:table-cell table:style-name="Default" office:value-type="string" office:string-value="SH 1.109"/>
          <table:table-cell table:number-columns-repeated="3"/>
          <table:table-cell table:style-name="cell-middle" office:value-type="string" office:string-value="x"/>
          <table:table-cell table:style-name="cell-middle" office:value-type="string" office:string-value="x"/>
          <table:table-cell table:number-columns-repeated="9"/>
          <table:table-cell table:style-name="Default" office:value-type="string" office:string-value="VRM_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6-18"/>
          <table:table-cell table:style-name="cell-wraped" office:value-type="string" office:string-value="">
            <text:p><text:a xlink:href="https://qis.server.uni-frankfurt.de/qisserver/rds?state=verpublish&amp;publishContainer=lectureContainer&amp;publishid=389539" xlink:type="simple">BM2 Interpretationsseminar</text:a> - Pragmatismus</text:p>
          </table:table-cell>
          <table:table-cell table:style-name="cell-wraped" office:value-type="string" office:string-value="Müller"/>
          <table:table-cell table:style-name="Default" office:value-type="string" office:string-value="SH 4.105"/>
          <table:table-cell/>
          <table:table-cell table:style-name="cell-middle" office:value-type="string" office:string-value="x"/>
          <table:table-cell table:number-columns-repeated="12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6-18"/>
          <table:table-cell table:style-name="cell-wraped" office:value-type="string" office:string-value="">
            <text:p><text:a xlink:href="https://qis.server.uni-frankfurt.de/qisserver/rds?state=verpublish&amp;publishContainer=lectureContainer&amp;publishid=389858" xlink:type="simple">Vorlesung: Recht und Freiheit</text:a></text:p>
          </table:table-cell>
          <table:table-cell table:style-name="cell-wraped" office:value-type="string" office:string-value="Menke"/>
          <table:table-cell table:style-name="Default" office:value-type="string" office:string-value="HZ 6"/>
          <table:table-cell table:number-columns-repeated="6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number-columns-repeated="2"/>
          <table:table-cell table:style-name="Default" office:value-type="string" office:string-value="VRM_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8-22"/>
          <table:table-cell table:style-name="cell-wraped" office:value-type="string" office:string-value="">
            <text:p><text:a xlink:href="https://qis.server.uni-frankfurt.de/qisserver/rds?state=verpublish&amp;publishContainer=lectureContainer&amp;publishid=383756" xlink:type="simple">Kant-Arbeitskreis</text:a></text:p>
          </table:table-cell>
          <table:table-cell table:style-name="cell-wraped" office:value-type="string" office:string-value="Forst"/>
          <table:table-cell table:style-name="Default" office:value-type="string" office:string-value="n.a."/>
          <table:table-cell table:number-columns-repeated="14"/>
          <table:table-cell table:style-name="Default" office:value-type="string" office:string-value="V___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89848" xlink:type="simple">BM2 Basismodul</text:a> 2: Einführung in die Geschichte der Philosophie</text:p>
          </table:table-cell>
          <table:table-cell table:style-name="cell-wraped" office:value-type="string" office:string-value="Willaschek"/>
          <table:table-cell table:style-name="Default" office:value-type="string" office:string-value="n.a."/>
          <table:table-cell/>
          <table:table-cell table:style-name="cell-middle" office:value-type="string" office:string-value="x"/>
          <table:table-cell table:number-columns-repeated="12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89525" xlink:type="simple">Wahrheitstheorien (Lehrauftrag)</text:a> </text:p>
          </table:table-cell>
          <table:table-cell table:style-name="cell-wraped" office:value-type="string" office:string-value="Trettin"/>
          <table:table-cell table:style-name="Default" office:value-type="string" office:string-value="n.a."/>
          <table:table-cell table:number-columns-repeated="3"/>
          <table:table-cell table:style-name="cell-middle" office:value-type="string" office:string-value="x"/>
          <table:table-cell table:style-name="cell-middle" office:value-type="string" office:string-value="x"/>
          <table:table-cell table:number-columns-repeated="9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95347" xlink:type="simple">Wahrheitstheorien (Lehrauftrag)</text:a> </text:p>
          </table:table-cell>
          <table:table-cell table:style-name="cell-wraped" office:value-type="string" office:string-value="Trettin"/>
          <table:table-cell table:style-name="Default" office:value-type="string" office:string-value="n.a."/>
          <table:table-cell table:number-columns-repeated="6"/>
          <table:table-cell table:style-name="cell-middle" office:value-type="string" office:string-value="x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style-name="cell-middle" office:value-type="string" office:string-value="x"/>
          <table:table-cell table:number-columns-repeated="3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90268" xlink:type="simple">Schlüsseltexte materialistischer</text:a> Ästhetik</text:p>
          </table:table-cell>
          <table:table-cell table:style-name="cell-wraped" office:value-type="string" office:string-value="Gurisch"/>
          <table:table-cell table:style-name="Default" office:value-type="string" office:string-value="n.a."/>
          <table:table-cell table:number-columns-repeated="6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number-columns-repeated="2"/>
          <table:table-cell table:style-name="Default" office:value-type="string" office:string-value="V_M_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90357" xlink:type="simple">WPM1 /</text:a> SM (Lektorium) Philosophisches Schreiben zu selbstgewählten Themen</text:p>
          </table:table-cell>
          <table:table-cell table:style-name="cell-wraped" office:value-type="string" office:string-value="Krebs"/>
          <table:table-cell table:style-name="Default" office:value-type="string" office:string-value="IG 2.501"/>
          <table:table-cell table:number-columns-repeated="14"/>
          <table:table-cell table:style-name="Default" office:value-type="string" office:string-value="VR_B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89551" xlink:type="simple">Digitale Medien</text:a> im philosophischen Unterricht</text:p>
          </table:table-cell>
          <table:table-cell table:style-name="cell-wraped" office:value-type="string" office:string-value="Reh"/>
          <table:table-cell table:style-name="Default" office:value-type="string" office:string-value="SH 1.105"/>
          <table:table-cell table:number-columns-repeated="14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2-14"/>
          <table:table-cell table:style-name="cell-wraped" office:value-type="string" office:string-value="">
            <text:p><text:a xlink:href="https://qis.server.uni-frankfurt.de/qisserver/rds?state=verpublish&amp;publishContainer=lectureContainer&amp;publishid=390291" xlink:type="simple">BM3: Einführung</text:a> in die Logik (Basismodul)</text:p>
          </table:table-cell>
          <table:table-cell table:style-name="cell-wraped" office:value-type="string" office:string-value="Kauss"/>
          <table:table-cell table:style-name="Default" office:value-type="string" office:string-value="HZ 6"/>
          <table:table-cell table:number-columns-repeated="2"/>
          <table:table-cell table:style-name="cell-middle" office:value-type="string" office:string-value="x"/>
          <table:table-cell table:number-columns-repeated="11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2-14"/>
          <table:table-cell table:style-name="cell-wraped" office:value-type="string" office:string-value="">
            <text:p><text:a xlink:href="https://qis.server.uni-frankfurt.de/qisserver/rds?state=verpublish&amp;publishContainer=lectureContainer&amp;publishid=389541" xlink:type="simple">BM2 Interpretationsseminar</text:a> - Herder (Basismodul) (Lehrauftrag)</text:p>
          </table:table-cell>
          <table:table-cell table:style-name="cell-wraped" office:value-type="string" office:string-value="Seitz"/>
          <table:table-cell table:style-name="Default" office:value-type="string" office:string-value="n.a."/>
          <table:table-cell/>
          <table:table-cell table:style-name="cell-middle" office:value-type="string" office:string-value="x"/>
          <table:table-cell table:number-columns-repeated="12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2-14"/>
          <table:table-cell table:style-name="cell-wraped" office:value-type="string" office:string-value="">
            <text:p><text:a xlink:href="https://qis.server.uni-frankfurt.de/qisserver/rds?state=verpublish&amp;publishContainer=lectureContainer&amp;publishid=389608" xlink:type="simple">Habermas und die Philosophie</text:a></text:p>
          </table:table-cell>
          <table:table-cell table:style-name="cell-wraped" office:value-type="string" office:string-value="Saar"/>
          <table:table-cell table:style-name="Default" office:value-type="string" office:string-value="NG 1.741"/>
          <table:table-cell table:number-columns-repeated="6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number-columns-repeated="2"/>
          <table:table-cell table:style-name="Default" office:value-type="string" office:string-value="VRM_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4-16"/>
          <table:table-cell table:style-name="cell-wraped" office:value-type="string" office:string-value="">
            <text:p><text:a xlink:href="https://qis.server.uni-frankfurt.de/qisserver/rds?state=verpublish&amp;publishContainer=lectureContainer&amp;publishid=390269" xlink:type="simple">Theorien der</text:a> Bürgerlichen Gesellschaft</text:p>
          </table:table-cell>
          <table:table-cell table:style-name="cell-wraped" office:value-type="string" office:string-value="Gurisch"/>
          <table:table-cell table:style-name="Default" office:value-type="string" office:string-value="n.a."/>
          <table:table-cell table:number-columns-repeated="6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number-columns-repeated="2"/>
          <table:table-cell table:style-name="Default" office:value-type="string" office:string-value="V_M_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4-16"/>
          <table:table-cell table:style-name="cell-wraped" office:value-type="string" office:string-value="">
            <text:p><text:a xlink:href="https://qis.server.uni-frankfurt.de/qisserver/rds?state=verpublish&amp;publishContainer=lectureContainer&amp;publishid=395357" xlink:type="simple">Sozialphilosophie der</text:a> nachhaltigen Entwicklung (Lehrauftrag)</text:p>
          </table:table-cell>
          <table:table-cell table:style-name="cell-wraped" office:value-type="string" office:string-value="Saudek"/>
          <table:table-cell table:style-name="Default" office:value-type="string" office:string-value="n.a."/>
          <table:table-cell table:number-columns-repeated="3"/>
          <table:table-cell table:style-name="cell-middle" office:value-type="string" office:string-value="x"/>
          <table:table-cell table:style-name="cell-middle" office:value-type="string" office:string-value="x"/>
          <table:table-cell table:number-columns-repeated="9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4-16"/>
          <table:table-cell table:style-name="cell-wraped" office:value-type="string" office:string-value="">
            <text:p><text:a xlink:href="https://qis.server.uni-frankfurt.de/qisserver/rds?state=verpublish&amp;publishContainer=lectureContainer&amp;publishid=389555" xlink:type="simple">New debates</text:a> in epistemology: Idealization, permissivism and zetetic rationality</text:p>
          </table:table-cell>
          <table:table-cell table:style-name="cell-wraped" office:value-type="string" office:string-value="Heil"/>
          <table:table-cell table:style-name="Default" office:value-type="string" office:string-value="SH 3.108"/>
          <table:table-cell table:number-columns-repeated="7"/>
          <table:table-cell table:style-name="cell-middle" office:value-type="string" office:string-value="x"/>
          <table:table-cell table:number-columns-repeated="2"/>
          <table:table-cell table:style-name="cell-middle" office:value-type="string" office:string-value="x"/>
          <table:table-cell table:number-columns-repeated="3"/>
          <table:table-cell table:style-name="Default" office:value-type="string" office:string-value="VRM_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6-18"/>
          <table:table-cell table:style-name="cell-wraped" office:value-type="string" office:string-value="">
            <text:p><text:a xlink:href="https://qis.server.uni-frankfurt.de/qisserver/rds?state=verpublish&amp;publishContainer=lectureContainer&amp;publishid=389862" xlink:type="simple">Ideologietheorie und -kritik</text:a></text:p>
          </table:table-cell>
          <table:table-cell table:style-name="cell-wraped" office:value-type="string" office:string-value="Blättler"/>
          <table:table-cell table:style-name="Default" office:value-type="string" office:string-value="SH 0.101"/>
          <table:table-cell table:number-columns-repeated="6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number-columns-repeated="2"/>
          <table:table-cell table:style-name="Default" office:value-type="string" office:string-value="VRM_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6-18"/>
          <table:table-cell table:style-name="cell-wraped" office:value-type="string" office:string-value="">
            <text:p><text:a xlink:href="https://qis.server.uni-frankfurt.de/qisserver/rds?state=verpublish&amp;publishContainer=lectureContainer&amp;publishid=388907" xlink:type="simple">Forschungskolloquium</text:a> Willaschek</text:p>
          </table:table-cell>
          <table:table-cell table:style-name="cell-wraped" office:value-type="string" office:string-value="Vesper"/>
          <table:table-cell table:style-name="Default" office:value-type="string" office:string-value="SH 2.108"/>
          <table:table-cell table:number-columns-repeated="14"/>
          <table:table-cell table:style-name="Default" office:value-type="string" office:string-value="VR__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6-18"/>
          <table:table-cell table:style-name="cell-wraped" office:value-type="string" office:string-value="">
            <text:p><text:a xlink:href="https://qis.server.uni-frankfurt.de/qisserver/rds?state=verpublish&amp;publishContainer=lectureContainer&amp;publishid=388903" xlink:type="simple">Forschungskolloquium</text:a> Prof. Fuhrmann</text:p>
          </table:table-cell>
          <table:table-cell table:style-name="cell-wraped" office:value-type="string" office:string-value="Fuhrmann"/>
          <table:table-cell table:style-name="Default" office:value-type="string" office:string-value="IG 2.501"/>
          <table:table-cell table:number-columns-repeated="14"/>
          <table:table-cell table:style-name="Default" office:value-type="string" office:string-value="VR_B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8-20"/>
          <table:table-cell table:style-name="cell-wraped" office:value-type="string" office:string-value="">
            <text:p><text:a xlink:href="https://qis.server.uni-frankfurt.de/qisserver/rds?state=verpublish&amp;publishContainer=lectureContainer&amp;publishid=388906" xlink:type="simple">Forschungskolloquium</text:a> Prof. Lutz-Bachmann</text:p>
          </table:table-cell>
          <table:table-cell table:style-name="cell-wraped" office:value-type="string" office:string-value="Lutz-Bachmann"/>
          <table:table-cell table:style-name="Default" office:value-type="string" office:string-value="n.a."/>
          <table:table-cell table:number-columns-repeated="14"/>
          <table:table-cell table:style-name="Default" office:value-type="string" office:string-value="V__B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8-20"/>
          <table:table-cell table:style-name="cell-wraped" office:value-type="string" office:string-value="">
            <text:p><text:a xlink:href="https://qis.server.uni-frankfurt.de/qisserver/rds?state=verpublish&amp;publishContainer=lectureContainer&amp;publishid=388901" xlink:type="simple">Forschungskolloquium</text:a> Prof. Menke</text:p>
          </table:table-cell>
          <table:table-cell table:style-name="cell-wraped" office:value-type="string" office:string-value="Menke"/>
          <table:table-cell table:style-name="Default" office:value-type="string" office:string-value="SH 0.101"/>
          <table:table-cell table:number-columns-repeated="14"/>
          <table:table-cell table:style-name="Default" office:value-type="string" office:string-value="VR__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8-20"/>
          <table:table-cell table:style-name="cell-wraped" office:value-type="string" office:string-value="">
            <text:p><text:a xlink:href="https://qis.server.uni-frankfurt.de/qisserver/rds?state=verpublish&amp;publishContainer=lectureContainer&amp;publishid=395355" xlink:type="simple">Grundlagen von</text:a> Kants Moralphilosophie (Lehrauftrag)</text:p>
          </table:table-cell>
          <table:table-cell table:style-name="cell-wraped" office:value-type="string" office:string-value="Müller (FB 08)"/>
          <table:table-cell table:style-name="Default" office:value-type="string" office:string-value="n.a."/>
          <table:table-cell table:number-columns-repeated="3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number-columns-repeated="8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Mi"/>
          <table:table-cell table:style-name="Default" office:value-type="string" office:string-value="09-12"/>
          <table:table-cell table:style-name="cell-wraped" office:value-type="string" office:string-value="">
            <text:p><text:a xlink:href="https://qis.server.uni-frankfurt.de/qisserver/rds?state=verpublish&amp;publishContainer=lectureContainer&amp;publishid=391479" xlink:type="simple">Theorien der</text:a> Erkenntnis in der antiken Philosophie (Wiederholungsklausur)</text:p>
          </table:table-cell>
          <table:table-cell table:style-name="cell-wraped" office:value-type="string" office:string-value="Buddensiek"/>
          <table:table-cell table:style-name="Default" office:value-type="string" office:string-value="IG 454"/>
          <table:table-cell table:number-columns-repeated="14"/>
          <table:table-cell table:style-name="Default" office:value-type="string" office:string-value="VR__"/>
        </table:table-row>
        <table:table-row table:style-name="row-default">
          <table:table-cell table:style-name="Default" office:value-type="string" office:string-value="Mi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90314" xlink:type="simple">Grundfragen der</text:a> Politischen Philosophie</text:p>
          </table:table-cell>
          <table:table-cell table:style-name="cell-wraped" office:value-type="string" office:string-value="Joosten"/>
          <table:table-cell table:style-name="Default" office:value-type="string" office:string-value="n.a."/>
          <table:table-cell table:number-columns-repeated="3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number-columns-repeated="8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Mi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89538" xlink:type="simple">BM 2</text:a> Interpretationsseminar - "Walter Benjamins Metaphysisch-Geschichtsphilosophische Studien"</text:p>
          </table:table-cell>
          <table:table-cell table:style-name="cell-wraped" office:value-type="string" office:string-value="Hübner"/>
          <table:table-cell table:style-name="Default" office:value-type="string" office:string-value="SH 2.107"/>
          <table:table-cell/>
          <table:table-cell table:style-name="cell-middle" office:value-type="string" office:string-value="x"/>
          <table:table-cell table:number-columns-repeated="12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Mi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89550" xlink:type="simple">Basistexte der</text:a> Philosophiedidaktik 2</text:p>
          </table:table-cell>
          <table:table-cell table:style-name="cell-wraped" office:value-type="string" office:string-value="Reh"/>
          <table:table-cell table:style-name="Default" office:value-type="string" office:string-value="SH 0.101"/>
          <table:table-cell table:number-columns-repeated="14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Mi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89593" xlink:type="simple">Philosophie der Logik</text:a></text:p>
          </table:table-cell>
          <table:table-cell table:style-name="cell-wraped" office:value-type="string" office:string-value="Zinke"/>
          <table:table-cell table:style-name="Default" office:value-type="string" office:string-value="IG 2.501"/>
          <table:table-cell table:number-columns-repeated="7"/>
          <table:table-cell table:style-name="cell-middle" office:value-type="string" office:string-value="x"/>
          <table:table-cell table:number-columns-repeated="2"/>
          <table:table-cell table:style-name="cell-middle" office:value-type="string" office:string-value="x"/>
          <table:table-cell table:number-columns-repeated="3"/>
          <table:table-cell table:style-name="Default" office:value-type="string" office:string-value="VRM_"/>
        </table:table-row>
        <table:table-row table:style-name="row-default">
          <table:table-cell table:style-name="Default" office:value-type="string" office:string-value="Mi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89847" xlink:type="simple">BM2 Tutorien</text:a> zum Basismodul 2: Einführung in die Geschichte der Philosophie</text:p>
          </table:table-cell>
          <table:table-cell table:style-name="cell-wraped" office:value-type="string" office:string-value="Buddensiek"/>
          <table:table-cell table:style-name="Default" office:value-type="string" office:string-value="n.a."/>
          <table:table-cell/>
          <table:table-cell table:style-name="cell-middle" office:value-type="string" office:string-value="x"/>
          <table:table-cell table:number-columns-repeated="12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Mi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89591" xlink:type="simple">Adorno</text:a></text:p>
          </table:table-cell>
          <table:table-cell table:style-name="cell-wraped" office:value-type="string" office:string-value="Menke"/>
          <table:table-cell table:style-name="Default" office:value-type="string" office:string-value="SH 1.101"/>
          <table:table-cell table:number-columns-repeated="6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number-columns-repeated="2"/>
          <table:table-cell table:style-name="Default" office:value-type="string" office:string-value="VRM_"/>
        </table:table-row>
        <table:table-row table:style-name="row-default">
          <table:table-cell table:style-name="Default" office:value-type="string" office:string-value="Mi"/>
          <table:table-cell table:style-name="Default" office:value-type="string" office:string-value="12-14"/>
          <table:table-cell table:style-name="cell-wraped" office:value-type="string" office:string-value="">
            <text:p><text:a xlink:href="https://qis.server.uni-frankfurt.de/qisserver/rds?state=verpublish&amp;publishContainer=lectureContainer&amp;publishid=389025" xlink:type="simple">Kripke, Name und Notwendigkeit</text:a></text:p>
          </table:table-cell>
          <table:table-cell table:style-name="cell-wraped" office:value-type="string" office:string-value="Fuhrmann"/>
          <table:table-cell table:style-name="Default" office:value-type="string" office:string-value="IG 0.457"/>
          <table:table-cell table:number-columns-repeated="7"/>
          <table:table-cell table:style-name="cell-middle" office:value-type="string" office:string-value="x"/>
          <table:table-cell table:number-columns-repeated="2"/>
          <table:table-cell table:style-name="cell-middle" office:value-type="string" office:string-value="x"/>
          <table:table-cell table:number-columns-repeated="3"/>
          <table:table-cell table:style-name="Default" office:value-type="string" office:string-value="VRM_"/>
        </table:table-row>
        <table:table-row table:style-name="row-default">
          <table:table-cell table:style-name="Default" office:value-type="string" office:string-value="Mi"/>
          <table:table-cell table:style-name="Default" office:value-type="string" office:string-value="18-20"/>
          <table:table-cell table:style-name="cell-wraped" office:value-type="string" office:string-value="">
            <text:p><text:a xlink:href="https://qis.server.uni-frankfurt.de/qisserver/rds?state=verpublish&amp;publishContainer=lectureContainer&amp;publishid=388908" xlink:type="simple">Institutskolloquium Philosophie</text:a> </text:p>
          </table:table-cell>
          <table:table-cell table:style-name="cell-wraped" office:value-type="string" office:string-value="Krebs"/>
          <table:table-cell table:style-name="Default" office:value-type="string" office:string-value="SH 0.101"/>
          <table:table-cell table:number-columns-repeated="14"/>
          <table:table-cell table:style-name="Default" office:value-type="string" office:string-value="VR__"/>
        </table:table-row>
        <table:table-row table:style-name="row-default">
          <table:table-cell table:style-name="Default" office:value-type="string" office:string-value="Mi"/>
          <table:table-cell table:style-name="Default" office:value-type="string" office:string-value="20-23"/>
          <table:table-cell table:style-name="cell-wraped" office:value-type="string" office:string-value="">
            <text:p><text:a xlink:href="https://qis.server.uni-frankfurt.de/qisserver/rds?state=verpublish&amp;publishContainer=lectureContainer&amp;publishid=383754" xlink:type="simple">Kant-Vorlesung</text:a></text:p>
          </table:table-cell>
          <table:table-cell table:style-name="cell-wraped" office:value-type="string" office:string-value="Forst"/>
          <table:table-cell table:style-name="Default" office:value-type="string" office:string-value="HZ 5"/>
          <table:table-cell table:number-columns-repeated="14"/>
          <table:table-cell table:style-name="Default" office:value-type="string" office:string-value="VR__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08-10"/>
          <table:table-cell table:style-name="cell-wraped" office:value-type="string" office:string-value="">
            <text:p><text:a xlink:href="https://qis.server.uni-frankfurt.de/qisserver/rds?state=verpublish&amp;publishContainer=lectureContainer&amp;publishid=389594" xlink:type="simple">Grundfragen der</text:a> Erkenntnistheorie</text:p>
          </table:table-cell>
          <table:table-cell table:style-name="cell-wraped" office:value-type="string" office:string-value="Odzuck"/>
          <table:table-cell table:style-name="Default" office:value-type="string" office:string-value="IG 2.501"/>
          <table:table-cell table:number-columns-repeated="4"/>
          <table:table-cell table:style-name="cell-middle" office:value-type="string" office:string-value="x"/>
          <table:table-cell table:number-columns-repeated="9"/>
          <table:table-cell table:style-name="Default" office:value-type="string" office:string-value="VRM_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09-12"/>
          <table:table-cell table:style-name="cell-wraped" office:value-type="string" office:string-value="">
            <text:p><text:a xlink:href="https://qis.server.uni-frankfurt.de/qisserver/rds?state=verpublish&amp;publishContainer=lectureContainer&amp;publishid=390316" xlink:type="simple">BM2 Interpretationsseminar:</text:a> Hume (Basismodul)</text:p>
          </table:table-cell>
          <table:table-cell table:style-name="cell-wraped" office:value-type="string" office:string-value="Krebs"/>
          <table:table-cell table:style-name="Default" office:value-type="string" office:string-value="SH 4.102"/>
          <table:table-cell/>
          <table:table-cell table:style-name="cell-middle" office:value-type="string" office:string-value="x"/>
          <table:table-cell table:number-columns-repeated="12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09-18"/>
          <table:table-cell table:style-name="cell-wraped" office:value-type="string" office:string-value="">
            <text:p><text:a xlink:href="https://qis.server.uni-frankfurt.de/qisserver/rds?state=verpublish&amp;publishContainer=lectureContainer&amp;publishid=390436" xlink:type="simple">Konferenz zu Karl-Heinz Haag</text:a></text:p>
          </table:table-cell>
          <table:table-cell table:style-name="cell-wraped" office:value-type="string" office:string-value="Schweighöfer"/>
          <table:table-cell table:style-name="Default" office:value-type="string" office:string-value="n.a."/>
          <table:table-cell table:number-columns-repeated="14"/>
          <table:table-cell table:style-name="Default" office:value-type="string" office:string-value="V___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89595" xlink:type="simple">Platon: Timaios</text:a></text:p>
          </table:table-cell>
          <table:table-cell table:style-name="cell-wraped" office:value-type="string" office:string-value="Buddensiek"/>
          <table:table-cell table:style-name="Default" office:value-type="string" office:string-value="SH 1.109"/>
          <table:table-cell table:number-columns-repeated="6"/>
          <table:table-cell table:style-name="cell-middle" office:value-type="string" office:string-value="x"/>
          <table:table-cell table:style-name="cell-middle" office:value-type="string" office:string-value="x"/>
          <table:table-cell table:style-name="cell-middle" office:value-type="string" office:string-value="x"/>
          <table:table-cell table:style-name="cell-middle" office:value-type="string" office:string-value="x"/>
          <table:table-cell table:style-name="cell-middle" office:value-type="string" office:string-value="x"/>
          <table:table-cell table:style-name="cell-middle" office:value-type="string" office:string-value="x"/>
          <table:table-cell table:number-columns-repeated="2"/>
          <table:table-cell table:style-name="Default" office:value-type="string" office:string-value="VRM_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12-14"/>
          <table:table-cell table:style-name="cell-wraped" office:value-type="string" office:string-value="">
            <text:p><text:a xlink:href="https://qis.server.uni-frankfurt.de/qisserver/rds?state=verpublish&amp;publishContainer=lectureContainer&amp;publishid=389609" xlink:type="simple">Aristoteles, Nikomachische</text:a> Ethik I, III und X</text:p>
          </table:table-cell>
          <table:table-cell table:style-name="cell-wraped" office:value-type="string" office:string-value="Odzuck"/>
          <table:table-cell table:style-name="Default" office:value-type="string" office:string-value="SH 1.106"/>
          <table:table-cell table:number-columns-repeated="6"/>
          <table:table-cell table:style-name="cell-middle" office:value-type="string" office:string-value="x"/>
          <table:table-cell table:style-name="cell-middle" office:value-type="string" office:string-value="x"/>
          <table:table-cell table:style-name="cell-middle" office:value-type="string" office:string-value="x"/>
          <table:table-cell table:style-name="cell-middle" office:value-type="string" office:string-value="x"/>
          <table:table-cell table:style-name="cell-middle" office:value-type="string" office:string-value="x"/>
          <table:table-cell table:style-name="cell-middle" office:value-type="string" office:string-value="x"/>
          <table:table-cell table:number-columns-repeated="2"/>
          <table:table-cell table:style-name="Default" office:value-type="string" office:string-value="VRM_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14-16"/>
          <table:table-cell table:style-name="cell-wraped" office:value-type="string" office:string-value="">
            <text:p><text:a xlink:href="https://qis.server.uni-frankfurt.de/qisserver/rds?state=verpublish&amp;publishContainer=lectureContainer&amp;publishid=389611" xlink:type="simple">„Ist es</text:a> einfach, in der Philosophie Marxist zu sein?“ Einsätze und Interventionen Louis Althussers</text:p>
          </table:table-cell>
          <table:table-cell table:style-name="cell-wraped" office:value-type="string" office:string-value="Eichhorn"/>
          <table:table-cell table:style-name="Default" office:value-type="string" office:string-value="SH 1.107"/>
          <table:table-cell table:number-columns-repeated="6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number-columns-repeated="2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14-16"/>
          <table:table-cell table:style-name="cell-wraped" office:value-type="string" office:string-value="">
            <text:p><text:a xlink:href="https://qis.server.uni-frankfurt.de/qisserver/rds?state=verpublish&amp;publishContainer=lectureContainer&amp;publishid=388904" xlink:type="simple">Forschungskolloquium</text:a> zur Antiken Philosophie</text:p>
          </table:table-cell>
          <table:table-cell table:style-name="cell-wraped" office:value-type="string" office:string-value="Buddensiek"/>
          <table:table-cell table:style-name="Default" office:value-type="string" office:string-value="IG 2.501"/>
          <table:table-cell table:number-columns-repeated="14"/>
          <table:table-cell table:style-name="Default" office:value-type="string" office:string-value="VR_B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16-18"/>
          <table:table-cell table:style-name="cell-wraped" office:value-type="string" office:string-value="">
            <text:p><text:a xlink:href="https://qis.server.uni-frankfurt.de/qisserver/rds?state=verpublish&amp;publishContainer=lectureContainer&amp;publishid=395360" xlink:type="simple">David Humes</text:a> Moraltheorie (Lehrauftrag)</text:p>
          </table:table-cell>
          <table:table-cell table:style-name="cell-wraped" office:value-type="string" office:string-value="Romanus"/>
          <table:table-cell table:style-name="Default" office:value-type="string" office:string-value="n.a."/>
          <table:table-cell table:number-columns-repeated="3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number-columns-repeated="8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16-18"/>
          <table:table-cell table:style-name="cell-wraped" office:value-type="string" office:string-value="">
            <text:p><text:a xlink:href="https://qis.server.uni-frankfurt.de/qisserver/rds?state=verpublish&amp;publishContainer=lectureContainer&amp;publishid=381705" xlink:type="simple">Do 16</text:a></text:p>
          </table:table-cell>
          <table:table-cell table:style-name="cell-wraped" office:value-type="string" office:string-value="n.a."/>
          <table:table-cell table:style-name="Default" office:value-type="string" office:string-value="SH 1.109"/>
          <table:table-cell table:number-columns-repeated="14"/>
          <table:table-cell table:style-name="Default" office:value-type="string" office:string-value="VR__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16-18"/>
          <table:table-cell table:style-name="cell-wraped" office:value-type="string" office:string-value="">
            <text:p><text:a xlink:href="https://qis.server.uni-frankfurt.de/qisserver/rds?state=verpublish&amp;publishContainer=lectureContainer&amp;publishid=388905" xlink:type="simple">Forschungskolloquium</text:a> Prof. Zinke</text:p>
          </table:table-cell>
          <table:table-cell table:style-name="cell-wraped" office:value-type="string" office:string-value="Zinke"/>
          <table:table-cell table:style-name="Default" office:value-type="string" office:string-value="IG 2.501"/>
          <table:table-cell table:number-columns-repeated="14"/>
          <table:table-cell table:style-name="Default" office:value-type="string" office:string-value="VR_B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16-18"/>
          <table:table-cell table:style-name="cell-wraped" office:value-type="string" office:string-value="">
            <text:p><text:a xlink:href="https://qis.server.uni-frankfurt.de/qisserver/rds?state=verpublish&amp;publishContainer=lectureContainer&amp;publishid=390313" xlink:type="simple">Philosophie der Pädagogik</text:a></text:p>
          </table:table-cell>
          <table:table-cell table:style-name="cell-wraped" office:value-type="string" office:string-value="Joosten"/>
          <table:table-cell table:style-name="Default" office:value-type="string" office:string-value="n.a."/>
          <table:table-cell table:number-columns-repeated="3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number-columns-repeated="8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18-20"/>
          <table:table-cell table:style-name="cell-wraped" office:value-type="string" office:string-value="">
            <text:p><text:a xlink:href="https://qis.server.uni-frankfurt.de/qisserver/rds?state=verpublish&amp;publishContainer=lectureContainer&amp;publishid=390429" xlink:type="simple">Forschungskolloquium</text:a> - Grundbegriffe der Schule von Salamanca</text:p>
          </table:table-cell>
          <table:table-cell table:style-name="cell-wraped" office:value-type="string" office:string-value="Birr"/>
          <table:table-cell table:style-name="Default" office:value-type="string" office:string-value="IG 2.501"/>
          <table:table-cell table:number-columns-repeated="14"/>
          <table:table-cell table:style-name="Default" office:value-type="string" office:string-value="VR_B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18-21"/>
          <table:table-cell table:style-name="cell-wraped" office:value-type="string" office:string-value="">
            <text:p><text:a xlink:href="https://qis.server.uni-frankfurt.de/qisserver/rds?state=verpublish&amp;publishContainer=lectureContainer&amp;publishid=388900" xlink:type="simple">Forschungskolloquium</text:a> Sozialphilosophie</text:p>
          </table:table-cell>
          <table:table-cell table:style-name="cell-wraped" office:value-type="string" office:string-value="Saar"/>
          <table:table-cell table:style-name="Default" office:value-type="string" office:string-value="NG 2.731"/>
          <table:table-cell table:number-columns-repeated="14"/>
          <table:table-cell table:style-name="Default" office:value-type="string" office:string-value="VR_B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18-20"/>
          <table:table-cell table:style-name="cell-wraped" office:value-type="string" office:string-value="">
            <text:p><text:a xlink:href="https://qis.server.uni-frankfurt.de/qisserver/rds?state=verpublish&amp;publishContainer=lectureContainer&amp;publishid=395361" xlink:type="simple">(AM 1,2)</text:a> Saul Kripke: Reference and Existence (Lehrauftrag)</text:p>
          </table:table-cell>
          <table:table-cell table:style-name="cell-wraped" office:value-type="string" office:string-value="Esmi"/>
          <table:table-cell table:style-name="Default" office:value-type="string" office:string-value="n.a."/>
          <table:table-cell table:number-columns-repeated="3"/>
          <table:table-cell table:style-name="cell-middle" office:value-type="string" office:string-value="x"/>
          <table:table-cell table:style-name="cell-middle" office:value-type="string" office:string-value="x"/>
          <table:table-cell table:number-columns-repeated="9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Fr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90315" xlink:type="simple">Recht und</text:a> Gerechtigkeit im Oberstufenunterricht</text:p>
          </table:table-cell>
          <table:table-cell table:style-name="cell-wraped" office:value-type="string" office:string-value="Joosten"/>
          <table:table-cell table:style-name="Default" office:value-type="string" office:string-value="n.a."/>
          <table:table-cell table:number-columns-repeated="14"/>
          <table:table-cell table:style-name="Default" office:value-type="string" office:string-value="V__B"/>
        </table:table-row>
        <table:table-row table:style-name="row-default">
          <table:table-cell table:style-name="Default" office:value-type="string" office:string-value="Fr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95358" xlink:type="simple">Grundlagen der</text:a> Philosophie des Geistes III - Traumbewusstsein (Lehrauftrag)</text:p>
          </table:table-cell>
          <table:table-cell table:style-name="cell-wraped" office:value-type="string" office:string-value="Borner"/>
          <table:table-cell table:style-name="Default" office:value-type="string" office:string-value="n.a."/>
          <table:table-cell table:number-columns-repeated="3"/>
          <table:table-cell table:style-name="cell-middle" office:value-type="string" office:string-value="x"/>
          <table:table-cell table:style-name="cell-middle" office:value-type="string" office:string-value="x"/>
          <table:table-cell table:number-columns-repeated="9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Fr"/>
          <table:table-cell table:style-name="Default" office:value-type="string" office:string-value="14-16"/>
          <table:table-cell table:style-name="cell-wraped" office:value-type="string" office:string-value="">
            <text:p><text:a xlink:href="https://qis.server.uni-frankfurt.de/qisserver/rds?state=verpublish&amp;publishContainer=lectureContainer&amp;publishid=395351" xlink:type="simple">(AM 1,2,3</text:a> (Engl.)) The End of Art, The Art of the End (Lehrauftrag KT)</text:p>
          </table:table-cell>
          <table:table-cell table:style-name="cell-wraped" office:value-type="string" office:string-value="Giannakakis"/>
          <table:table-cell table:style-name="Default" office:value-type="string" office:string-value="n.a."/>
          <table:table-cell table:number-columns-repeated="3"/>
          <table:table-cell table:style-name="cell-middle" office:value-type="string" office:string-value="x"/>
          <table:table-cell table:style-name="cell-middle" office:value-type="string" office:string-value="x"/>
          <table:table-cell table:style-name="cell-middle" office:value-type="string" office:string-value="x"/>
          <table:table-cell table:number-columns-repeated="8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n.a."/>
          <table:table-cell table:style-name="Default" office:value-type="string" office:string-value="n.a."/>
          <table:table-cell table:style-name="cell-wraped" office:value-type="string" office:string-value="">
            <text:p><text:a xlink:href="https://qis.server.uni-frankfurt.de/qisserver/rds?state=verpublish&amp;publishContainer=lectureContainer&amp;publishid=390196" xlink:type="simple">ENTFÄLLT! Cusanus:</text:a> Der Laie über den Geist als Methodenprinzip des Unterrichts</text:p>
          </table:table-cell>
          <table:table-cell table:style-name="cell-wraped" office:value-type="string" office:string-value="Steinl"/>
          <table:table-cell table:style-name="Default" office:value-type="string" office:string-value="n.a."/>
          <table:table-cell table:number-columns-repeated="2"/>
          <table:table-cell table:style-name="cell-middle" office:value-type="string" office:string-value="x"/>
          <table:table-cell table:number-columns-repeated="11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n.a."/>
          <table:table-cell table:style-name="Default" office:value-type="string" office:string-value="n.a."/>
          <table:table-cell table:style-name="cell-wraped" office:value-type="string" office:string-value="">
            <text:p><text:a xlink:href="https://qis.server.uni-frankfurt.de/qisserver/rds?state=verpublish&amp;publishContainer=lectureContainer&amp;publishid=390193" xlink:type="simple">ENTFÄLLT! Die</text:a> Philosophie des mittelalterlichen Judentums und des Islams im Ethikunterricht der Sek. II</text:p>
          </table:table-cell>
          <table:table-cell table:style-name="cell-wraped" office:value-type="string" office:string-value="Steinl"/>
          <table:table-cell table:style-name="Default" office:value-type="string" office:string-value="n.a."/>
          <table:table-cell table:number-columns-repeated="14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n.a."/>
          <table:table-cell table:style-name="Default" office:value-type="string" office:string-value="n.a."/>
          <table:table-cell table:style-name="cell-wraped" office:value-type="string" office:string-value="">
            <text:p><text:a xlink:href="https://qis.server.uni-frankfurt.de/qisserver/rds?state=verpublish&amp;publishContainer=lectureContainer&amp;publishid=391703" xlink:type="simple">Goethe Epistemology Meeting</text:a></text:p>
          </table:table-cell>
          <table:table-cell table:style-name="cell-wraped" office:value-type="string" office:string-value="Heil"/>
          <table:table-cell table:style-name="Default" office:value-type="string" office:string-value="n.a."/>
          <table:table-cell table:number-columns-repeated="14"/>
          <table:table-cell table:style-name="Default" office:value-type="string" office:string-value="V___"/>
        </table:table-row>
        <table:table-row table:style-name="row-default">
          <table:table-cell table:style-name="Default" office:value-type="string" office:string-value="n.a."/>
          <table:table-cell table:style-name="Default" office:value-type="string" office:string-value="n.a."/>
          <table:table-cell table:style-name="cell-wraped" office:value-type="string" office:string-value="">
            <text:p><text:a xlink:href="https://qis.server.uni-frankfurt.de/qisserver/rds?state=verpublish&amp;publishContainer=lectureContainer&amp;publishid=390195" xlink:type="simple">ENTFÄLLT! Die</text:a> Kritik des Okkultismus in der Philosophie Adornos</text:p>
          </table:table-cell>
          <table:table-cell table:style-name="cell-wraped" office:value-type="string" office:string-value="Steinl"/>
          <table:table-cell table:style-name="Default" office:value-type="string" office:string-value="n.a."/>
          <table:table-cell table:number-columns-repeated="14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n.a."/>
          <table:table-cell table:style-name="Default" office:value-type="string" office:string-value="n.a."/>
          <table:table-cell table:style-name="cell-wraped" office:value-type="string" office:string-value="">
            <text:p><text:a xlink:href="https://qis.server.uni-frankfurt.de/qisserver/rds?state=verpublish&amp;publishContainer=lectureContainer&amp;publishid=395362" xlink:type="simple">(AM 4,5)</text:a> Arbeit mit Argumenten im Philosophie- und Ethikunterricht Müller Hornbach Johannes Lehrauftrag</text:p>
          </table:table-cell>
          <table:table-cell table:style-name="cell-wraped" office:value-type="string" office:string-value="n.a."/>
          <table:table-cell table:style-name="Default" office:value-type="string" office:string-value="n.a."/>
          <table:table-cell table:number-columns-repeated="14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n.a."/>
          <table:table-cell table:style-name="Default" office:value-type="string" office:string-value="n.a."/>
          <table:table-cell table:style-name="cell-wraped" office:value-type="string" office:string-value="">
            <text:p><text:a xlink:href="https://qis.server.uni-frankfurt.de/qisserver/rds?state=verpublish&amp;publishContainer=lectureContainer&amp;publishid=395366" xlink:type="simple">Philosophie der</text:a> Wahrnehmung Lehrauftrag Dr. Weger, Daniel [NEU] Lehrauftrag</text:p>
          </table:table-cell>
          <table:table-cell table:style-name="cell-wraped" office:value-type="string" office:string-value="n.a."/>
          <table:table-cell table:style-name="Default" office:value-type="string" office:string-value="n.a."/>
          <table:table-cell table:number-columns-repeated="14"/>
          <table:table-cell table:style-name="Default" office:value-type="string" office:string-value="V__B"/>
        </table:table-row>
        <table:table-row table:style-name="row-default">
          <table:table-cell table:style-name="Default" office:value-type="string" office:string-value="n.a."/>
          <table:table-cell table:style-name="Default" office:value-type="string" office:string-value="n.a."/>
          <table:table-cell table:style-name="cell-wraped" office:value-type="string" office:string-value="">
            <text:p><text:a xlink:href="https://qis.server.uni-frankfurt.de/qisserver/rds?state=verpublish&amp;publishContainer=lectureContainer&amp;publishid=390194" xlink:type="simple">ENTFÄLLT! Die</text:a> Ethik Kants als Gegenstand des Unterrichts in der Sek II</text:p>
          </table:table-cell>
          <table:table-cell table:style-name="cell-wraped" office:value-type="string" office:string-value="Steinl"/>
          <table:table-cell table:style-name="Default" office:value-type="string" office:string-value="n.a."/>
          <table:table-cell table:number-columns-repeated="14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n.a."/>
          <table:table-cell table:style-name="Default" office:value-type="string" office:string-value="n.a."/>
          <table:table-cell table:style-name="cell-wraped" office:value-type="string" office:string-value="">
            <text:p><text:a xlink:href="https://qis.server.uni-frankfurt.de/qisserver/rds?state=verpublish&amp;publishContainer=lectureContainer&amp;publishid=395365" xlink:type="simple">David Chalmers:</text:a> Reality+ Lehrauftrag Dr. Weger, Daniel [NEU] Lehrauftrag</text:p>
          </table:table-cell>
          <table:table-cell table:style-name="cell-wraped" office:value-type="string" office:string-value="n.a."/>
          <table:table-cell table:style-name="Default" office:value-type="string" office:string-value="n.a."/>
          <table:table-cell table:number-columns-repeated="14"/>
          <table:table-cell table:style-name="Default" office:value-type="string" office:string-value="V__B"/>
        </table:table-row>
        <table:table-row table:style-name="row-default">
          <table:table-cell table:style-name="Default" office:value-type="string" office:string-value="n.a."/>
          <table:table-cell table:style-name="Default" office:value-type="string" office:string-value="n.a."/>
          <table:table-cell table:style-name="cell-wraped" office:value-type="string" office:string-value="">
            <text:p><text:a xlink:href="https://qis.server.uni-frankfurt.de/qisserver/rds?state=verpublish&amp;publishContainer=lectureContainer&amp;publishid=395364" xlink:type="simple">(AM 4,5)</text:a> Umwelt und Nachhaltigkeit in der Sek I – zwischen moralischem Imperativ und analytischer Abstraktion15. Wallmeier, Philip [NEU]Lehrauftrag</text:p>
          </table:table-cell>
          <table:table-cell table:style-name="cell-wraped" office:value-type="string" office:string-value="n.a."/>
          <table:table-cell table:style-name="Default" office:value-type="string" office:string-value="n.a."/>
          <table:table-cell table:number-columns-repeated="14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n.a."/>
          <table:table-cell table:style-name="Default" office:value-type="string" office:string-value="n.a."/>
          <table:table-cell table:style-name="cell-wraped" office:value-type="string" office:string-value="">
            <text:p><text:a xlink:href="https://qis.server.uni-frankfurt.de/qisserver/rds?state=verpublish&amp;publishContainer=lectureContainer&amp;publishid=395368" xlink:type="simple">Dr. Salikov,</text:a> Alexey [NEU] (AM 1,2,3) Kants Anthropologie und theoretische Debatten in den Sozialwissenschaften Lehrauftrag</text:p>
          </table:table-cell>
          <table:table-cell table:style-name="cell-wraped" office:value-type="string" office:string-value="n.a."/>
          <table:table-cell table:style-name="Default" office:value-type="string" office:string-value="n.a."/>
          <table:table-cell table:number-columns-repeated="3"/>
          <table:table-cell table:style-name="cell-middle" office:value-type="string" office:string-value="x"/>
          <table:table-cell table:number-columns-repeated="10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n.a."/>
          <table:table-cell table:style-name="Default" office:value-type="string" office:string-value="n.a."/>
          <table:table-cell table:style-name="cell-wraped" office:value-type="string" office:string-value="">
            <text:p><text:a xlink:href="https://qis.server.uni-frankfurt.de/qisserver/rds?state=verpublish&amp;publishContainer=lectureContainer&amp;publishid=390290" xlink:type="simple">BM3 Tutorien</text:a> zum Basismodul 3: Einführung in die Logik</text:p>
          </table:table-cell>
          <table:table-cell table:style-name="cell-wraped" office:value-type="string" office:string-value="Kauss"/>
          <table:table-cell table:style-name="Default" office:value-type="string" office:string-value="n.a."/>
          <table:table-cell table:number-columns-repeated="2"/>
          <table:table-cell table:style-name="cell-middle" office:value-type="string" office:string-value="x"/>
          <table:table-cell table:number-columns-repeated="11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n.a."/>
          <table:table-cell table:style-name="Default" office:value-type="string" office:string-value="n.a."/>
          <table:table-cell table:style-name="cell-wraped" office:value-type="string" office:string-value="">
            <text:p><text:a xlink:href="https://qis.server.uni-frankfurt.de/qisserver/rds?state=verpublish&amp;publishContainer=lectureContainer&amp;publishid=395363" xlink:type="simple">Theatrale Methoden</text:a> im Ethikunterricht der Sek I Stoimenoff, Simona Lehrauftrag</text:p>
          </table:table-cell>
          <table:table-cell table:style-name="cell-wraped" office:value-type="string" office:string-value="n.a."/>
          <table:table-cell table:style-name="Default" office:value-type="string" office:string-value="n.a."/>
          <table:table-cell table:number-columns-repeated="14"/>
          <table:table-cell table:style-name="Default" office:value-type="string" office:string-value="V__B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fo="urn:oasis:names:tc:opendocument:xmlns:xsl-fo-compatible:1.0" xmlns:dr3d="urn:oasis:names:tc:opendocument:xmlns:dr3d:1.0" xmlns:office="urn:oasis:names:tc:opendocument:xmlns:office:1.0" xmlns:text="urn:oasis:names:tc:opendocument:xmlns:text:1.0" xmlns:ooo="http://openoffice.org/2004/office" xmlns:oooc="http://openoffice.org/2004/calc" xmlns:number="urn:oasis:names:tc:opendocument:xmlns:datastyle:1.0" xmlns:script="urn:oasis:names:tc:opendocument:xmlns:script:1.0" xmlns:xlink="http://www.w3.org/1999/xlink" xmlns:draw="urn:oasis:names:tc:opendocument:xmlns:drawing:1.0" xmlns:math="http://www.w3.org/1998/Math/MathML" xmlns:form="urn:oasis:names:tc:opendocument:xmlns:form:1.0" xmlns:ooow="http://openoffice.org/2004/writer" xmlns:style="urn:oasis:names:tc:opendocument:xmlns:style:1.0" xmlns:presentation="urn:oasis:names:tc:opendocument:xmlns:presentation:1.0" xmlns:svg="urn:oasis:names:tc:opendocument:xmlns:svg-compatible:1.0" xmlns:meta="urn:oasis:names:tc:opendocument:xmlns:meta:1.0" xmlns:table="urn:oasis:names:tc:opendocument:xmlns:table:1.0" xmlns:dom="http://www.w3.org/2001/xml-events" xmlns:dc="http://purl.org/dc/elements/1.1/" office:version="1.2">
  <office:font-face-decls>
    <style:font-face style:name="Liberation Sans" svg:font-family="Liberation Sans"/>
  </office:font-face-decls>
  <office:styles>
    <style:style style:name="bold" style:family="table-cell" style:parent-style-name="Default">
      <style:text-properties fo:font-weight="bold" style:font-weight-asian="bold" style:font-weight-complex="bold"/>
    </style:style>
    <style:style style:name="cell-middle" style:family="table-cell" style:parent-style-name="Default">
      <style:table-cell-properties style:vertical-align="middle"/>
      <style:paragraph-properties fo:text-align="center"/>
    </style:style>
    <style:style style:name="Default" style:family="table-cell">
      <style:table-cell-properties style:vertical-align="top"/>
      <style:paragraph-properties fo:margin="0cm"/>
      <style:text-properties style:font-name="Liberation Sans"/>
    </style:style>
    <style:style style:name="cell-wraped" style:family="table-cell" style:parent-style-name="Default">
      <style:table-cell-properties fo:wrap-option="wrap"/>
    </style:style>
    <style:style style:name="Header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/>
    </style:style>
  </office:styles>
  <office:automatic-styles>
    <style:style style:name="none" style:family="text">
      <style:text-properties/>
    </style:style>
    <style:page-layout style:name="Default">
      <style:page-layout-properties fo:page-width="21cm" fo:page-height="29.7cm" style:num-format="1" style:writing-mode="lr-tb" style:print-orientation="portrait" fo:margin="1.5cm"/>
      <style:header-style>
        <style:header-footer-properties fo:min-height="0cm" fo:margin="0cm"/>
      </style:header-style>
      <style:footer-style>
        <style:header-footer-properties fo:min-height="0cm" fo:margin="0cm"/>
      </style:footer-style>
    </style:page-layout>
  </office:automatic-styles>
  <office:master-styles>
    <style:master-page style:name="Default" style:page-layout-name="Default">
      <style:header>
        <text:p><text:span text:style-name="none"/></text:p>
      </style:header>
      <style:header-left style:display="false"/>
      <style:footer>
        <text:p><text:span text:style-name="none"/></text:p>
      </style:footer>
      <style:footer-left style:display="false"/>
    </style:master-page>
  </office:master-styles>
</office:document-styles>
</file>

<file path=meta.xml><?xml version="1.0" encoding="utf-8"?>
<office:document-meta xmlns:xlink="http://www.w3.org/1999/xlink" xmlns:office="urn:oasis:names:tc:opendocument:xmlns:office:1.0" xmlns:ooo="http://openoffice.org/2004/office" xmlns:meta="urn:oasis:names:tc:opendocument:xmlns:meta:1.0" xmlns:dc="http://purl.org/dc/elements/1.1/" office:version="1.2">
  <office:meta>
    <dc:creator>Otacon</dc:creator>
    <dc:date>2024-08-31T11:05:34</dc:date>
    <dc:language>en</dc:language>
    <meta:generator>FastOds/0.8.1</meta:generator>
    <meta:editing-cycles>1</meta:editing-cycles>
    <meta:editing-duration>PT1M00S</meta:editing-duration>
  </office:meta>
</office:document-meta>
</file>